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stroke="none" svg:stroke-color="#000000" draw:fill="none" draw:fill-color="#ffffff" fo:min-height="1.056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1cm" svg:y="4.65cm">
          <draw:text-box>
            <text:p>x[i]</text:p>
          </draw:text-box>
        </draw:frame>
        <draw:frame draw:style-name="gr1" draw:layer="layout" svg:width="7.2cm" svg:height="1.75cm" svg:x="14cm" svg:y="4.5cm">
          <draw:text-box>
            <text:p>y[i]=a ・x[i]+b ・x[i-1]</text:p>
          </draw:text-box>
        </draw:frame>
        <draw:line draw:style-name="gr2" draw:text-style-name="P1" draw:layer="layout" svg:x1="3.4cm" svg:y1="3.3cm" svg:x2="8.7cm" svg:y2="3.3cm">
          <text:p/>
        </draw:line>
        <draw:line draw:style-name="gr2" draw:text-style-name="P1" draw:layer="layout" svg:x1="10.2cm" svg:y1="3.6cm" svg:x2="11.7cm" svg:y2="5.2cm">
          <text:p/>
        </draw:line>
        <draw:line draw:style-name="gr2" draw:text-style-name="P1" draw:layer="layout" svg:x1="1.4cm" svg:y1="6cm" svg:x2="2.6cm" svg:y2="6cm">
          <text:p/>
        </draw:line>
        <draw:line draw:style-name="gr2" draw:text-style-name="P1" draw:layer="layout" svg:x1="10.2cm" svg:y1="7.6cm" svg:x2="11.8cm" svg:y2="6.2cm">
          <text:p/>
        </draw:line>
        <draw:line draw:style-name="gr2" draw:text-style-name="P1" draw:layer="layout" svg:x1="14cm" svg:y1="5.7cm" svg:x2="19.1cm" svg:y2="5.7cm">
          <text:p/>
        </draw:line>
        <draw:custom-shape draw:style-name="gr3" draw:text-style-name="P1" draw:layer="layout" svg:width="11.3cm" svg:height="6.8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1.75cm" svg:x="5.6cm" svg:y="1.1cm">
          <draw:text-box>
            <text:p><text:span text:style-name="T1">H(z)</text:span>=a<text:span text:style-name="T1">+b</text:span><text:span text:style-name="T1">・</text:span><text:span text:style-name="T1">z</text:span><text:span text:style-name="T2">-1</text:span></text:p>
          </draw:text-box>
        </draw:frame>
        <draw:line draw:style-name="gr2" draw:text-style-name="P1" draw:layer="layout" svg:x1="3.4cm" svg:y1="7.472cm" svg:x2="4.6cm" svg:y2="7.472cm">
          <text:p/>
        </draw:line>
        <draw:line draw:style-name="gr4" draw:text-style-name="P1" draw:layer="layout" svg:x1="3.4cm" svg:y1="3.3cm" svg:x2="3.4cm" svg:y2="7.5cm">
          <text:p/>
        </draw:line>
        <draw:line draw:style-name="gr4" draw:text-style-name="P1" draw:layer="layout" svg:x1="2.6cm" svg:y1="6cm" svg:x2="3.4cm" svg:y2="6cm">
          <text:p/>
        </draw:line>
        <draw:custom-shape draw:style-name="gr5" draw:text-style-name="P1" draw:layer="layout" svg:width="1.2cm" svg:height="1.2cm" svg:x="11.6cm" svg:y="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cm" svg:y1="5.7cm" svg:x2="14cm" svg:y2="5.7cm">
          <text:p/>
        </draw:line>
        <draw:line draw:style-name="gr2" draw:text-style-name="P1" draw:layer="layout" svg:x1="6.3cm" svg:y1="7.534cm" svg:x2="8.669cm" svg:y2="7.534cm">
          <text:p/>
        </draw:line>
        <draw:custom-shape draw:style-name="gr3" draw:text-style-name="P1" draw:layer="layout" svg:width="1.6cm" svg:height="1.5cm" draw:transform="rotate (-1.5707963267949) translate (10.2cm 6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0.9cm" svg:height="0.933cm" svg:x="8.698cm" svg:y="7.099cm">
          <draw:text-box>
            <text:p>b</text:p>
          </draw:text-box>
        </draw:frame>
        <draw:frame draw:style-name="gr1" draw:layer="layout" svg:width="2.3cm" svg:height="1.75cm" svg:x="6.4cm" svg:y="6.6cm">
          <draw:text-box>
            <text:p>x[i-1]</text:p>
          </draw:text-box>
        </draw:frame>
        <draw:custom-shape draw:style-name="gr5" draw:text-style-name="P1" draw:layer="layout" svg:width="1.6cm" svg:height="1.5cm" svg:x="4.7cm" svg:y="6.8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draw:transform="rotate (-1.5707963267949) translate (10.2cm 2.8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0.9cm" svg:height="0.933cm" svg:x="8.75cm" svg:y="3.15cm">
          <draw:text-box>
            <text:p>a</text:p>
          </draw:text-box>
        </draw:frame>
        <draw:frame draw:style-name="gr8" draw:layer="layout" svg:width="3.1cm" svg:height="0.933cm" svg:x="10.7cm" svg:y="7.1cm">
          <draw:text-box>
            <text:p>b ・x[i-1]</text:p>
          </draw:text-box>
        </draw:frame>
        <draw:frame draw:style-name="gr8" draw:layer="layout" svg:width="3.1cm" svg:height="0.933cm" svg:x="10.7cm" svg:y="3.167cm">
          <draw:text-box>
            <text:p>a ・x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4T16:03:39</dc:date>
    <dc:creator>tokai </dc:creator>
    <meta:editing-duration>PT47S</meta:editing-duration>
    <meta:editing-cycles>6</meta:editing-cycles>
    <meta:generator>LibreOffice/3.5$Linux_x86 LibreOffice_project/350m1$Build-2</meta:generator>
    <meta:document-statistic meta:object-count="23"/>
  </office:meta>
</office:document-meta>
</file>